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373c42" fo:border-left="0.06pt solid #373c42" fo:border-right="0.99pt solid #373c42" fo:border-top="0.06pt solid #373c42"/>
      <style:text-properties fo:color="#aab1ba" style:text-outline="false" style:text-line-through-style="none" style:text-line-through-type="none" style:font-name="HelveticaNeue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6pt" style:language-asian="none" style:country-asian="none" style:font-style-asian="normal" style:font-weight-asian="normal" style:font-name-complex="HelveticaNeue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4075in" svg:y="0in">
            <draw:object draw:notify-on-update-of-ranges="Sheet1.B1:Sheet1.B6 Sheet1.C1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2:46:35.566755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1:27:37.405942558</meta:creation-date>
    <dc:date>2023-09-27T17:47:07.723698373</dc:date>
    <meta:editing-duration>PT5H49M13S</meta:editing-duration>
    <meta:editing-cycles>2</meta:editing-cycles>
    <meta:generator>LibreOffice/7.6.1.2$MacOSX_AARCH64 LibreOffice_project/f5defcebd022c5bc36bbb79be232cb6926d8f674</meta:generator>
    <meta:document-statistic meta:table-count="2" meta:cell-count="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bf0041"/>
    </style:style>
    <style:style style:name="ch9" style:family="chart" style:data-style-name="N129">
      <style:chart-properties loext:regression-x-name="T" loext:regression-y-name="s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6" svg:x="1.301cm" svg:y="0.18cm" svg:width="14.379cm" svg:height="7.689cm">
          <chart:coordinate-region svg:x="1.952cm" svg:y="0.381cm" svg:width="13.426cm" svg:height="6.838cm"/>
          <chart:axis chart:dimension="x" chart:name="primary-x" chart:style-name="ch3">
            <chart:title svg:x="7.263cm" svg:y="8.049cm" chart:style-name="ch4">
              <text:p>Temperatura (C)</text:p>
            </chart:title>
          </chart:axis>
          <chart:axis chart:dimension="y" chart:name="primary-y" chart:style-name="ch5">
            <chart:title svg:x="0.451cm" svg:y="6.231cm" chart:style-name="ch6">
              <text:p>Solubilidad (gNaCl/100g H20)</text:p>
            </chart:title>
          </chart:axis>
          <chart:series chart:style-name="ch7" chart:values-cell-range-address="Sheet1.C1:Sheet1.C6" chart:class="chart:scatter">
            <chart:domain table:cell-range-address="Sheet1.B1:Sheet1.B6"/>
            <chart:regression-curve chart:style-name="ch8">
              <chart:equation chart:display-equation="true" chart:display-r-square="true" svg:x="2.324cm" svg:y="5.922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</svg:desc>
                </draw:g>
              </table:table-cell>
              <table:table-cell office:value-type="float" office:value="35.2">
                <text:p>35.2</text:p>
                <draw:g>
                  <svg:desc>Sheet1.C1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